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parsedEntityHandler.textDecl( String version , String encoding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endExternalSubset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endConditional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UnparsedEntityHandler( Validation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Handler.elementDecl( String name , String contentModel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processingInstruction( String target , XMLString data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startParameterEntity( String name , XMLResourceIdentifier identifier , String encoding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startDTD( XMLLocator locato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parsedEntityHandler.notationDecl( String name , XMLResourceIdentifier identifie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endDTD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endAttlist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startExternalSubset( XMLResourceIdentifier identifie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endParameterEntity( String nam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Handler.unparsedEntityDecl( String name , XMLResourceIdentifier identifier , String notation , Augmentations augment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parsedEntityHandler.startAttlist( String elementNam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externalEntityDecl( String name , XMLResourceIdentifier identifie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startConditional( short typ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isEntity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Handler.internalEntityDecl( String name , XMLString text , XMLString nonNormalizedText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parsedEntityHandler.isEntityUnpars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parsedEntityHandler.comment( XMLString text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Handler.setDTDHandler( XML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Handle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Handler.ignoredCharacters( XMLString text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Handler.attributeDecl( String elementName , String attributeName , String type , String [ ] enumeration , String defaultType , XMLString defaultValue , XMLString nonNormalizedDefaultValu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